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ert" table:style-name="ta1">
        <table:table-column table:style-name="co1" table:number-columns-repeated="5" table:default-cell-style-name="Default"/>
        <table:table-row table:style-name="ro1">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University of Washington Infectious Diseases Education &amp; Assessment</text:p>
          </table:table-cell>
          <table:table-cell office:value-type="float" office:value="2022" calcext:value-type="float">
            <text:p>2022</text:p>
          </table:table-cell>
          <table:table-cell table:number-columns-repeated="2"/>
          <table:table-cell office:value-type="string" calcext:value-type="string">
            <text:p>Hepatitis B Online</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rch</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office:value-type="string" calcext:value-type="string">
            <text:p>American Red Cross</text:p>
          </table:table-cell>
          <table:table-cell office:value-type="float" office:value="2021" calcext:value-type="float">
            <text:p>2021</text:p>
          </table:table-cell>
          <table:table-cell table:number-columns-repeated="2"/>
          <table:table-cell office:value-type="string" calcext:value-type="string">
            <text:p>Basic Life Support</text:p>
          </table:table-cell>
        </table:table-row>
        <table:table-row table:style-name="ro1">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office:value-type="string" calcext:value-type="string">
            <text:p>Cornell Unive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1" table:number-columns-repeated="5"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License number 063843</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License number RPH-0016287</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Hormonal contraceptive prescriber</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Tobacco cessation prescriber</text:p>
          </table:table-cell>
        </table:table-row>
      </table:table>
      <table:table table:name="edu" table:style-name="ta1">
        <table:table-column table:style-name="co1"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office:value-type="string" calcext:value-type="string">
            <text:p>Degree Anticipated Summer 2022</text:p>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Present</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0.5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6">00/00/0000</text:date>, <text:time style:data-style-name="N2" text:time-value="23:06:11.0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2-04-16T23:08:10.986000000</dc:date>
    <dc:creator>Matthew Hoctor</dc:creator>
    <meta:editing-duration>PT3H15M18S</meta:editing-duration>
    <meta:editing-cycles>34</meta:editing-cycles>
    <meta:document-statistic meta:table-count="9" meta:cell-count="490" meta:object-count="0"/>
  </office:meta>
</office:document-meta>
</file>